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fo:break-before="page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60">
      <style:text-properties fo:font-size="12pt" style:font-size-asian="12pt" style:font-size-complex="12pt"/>
    </style:style>
    <style:style style:name="P241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8"/>
    <style:style style:name="P248" style:family="paragraph" style:parent-style-name="Standard">
      <style:text-properties officeooo:paragraph-rsid="00107c92"/>
    </style:style>
    <style:style style:name="P249" style:family="paragraph" style:parent-style-name="Standard">
      <style:text-properties officeooo:paragraph-rsid="0010f86c"/>
    </style:style>
    <style:style style:name="P250" style:family="paragraph" style:parent-style-name="Standard">
      <style:text-properties officeooo:paragraph-rsid="00121b86"/>
    </style:style>
    <style:style style:name="P251" style:family="paragraph" style:parent-style-name="Standard">
      <style:text-properties officeooo:paragraph-rsid="0012f629"/>
    </style:style>
    <style:style style:name="P252" style:family="paragraph" style:parent-style-name="Standard">
      <style:text-properties officeooo:paragraph-rsid="00148a64"/>
    </style:style>
    <style:style style:name="P253" style:family="paragraph" style:parent-style-name="Standard">
      <style:text-properties officeooo:paragraph-rsid="001582a6"/>
    </style:style>
    <style:style style:name="P254" style:family="paragraph" style:parent-style-name="Standard">
      <style:text-properties officeooo:paragraph-rsid="00163191"/>
    </style:style>
    <style:style style:name="P255" style:family="paragraph" style:parent-style-name="Standard">
      <style:text-properties officeooo:paragraph-rsid="0018899b"/>
    </style:style>
    <style:style style:name="P256" style:family="paragraph" style:parent-style-name="Standard">
      <style:text-properties officeooo:paragraph-rsid="001a7c06"/>
    </style:style>
    <style:style style:name="P257" style:family="paragraph" style:parent-style-name="Standard">
      <style:text-properties officeooo:paragraph-rsid="001bec83"/>
    </style:style>
    <style:style style:name="P258" style:family="paragraph" style:parent-style-name="Standard">
      <style:text-properties officeooo:paragraph-rsid="001d841a"/>
    </style:style>
    <style:style style:name="P259" style:family="paragraph" style:parent-style-name="Standard">
      <style:text-properties officeooo:paragraph-rsid="001f2fbe"/>
    </style:style>
    <style:style style:name="P260" style:family="paragraph" style:parent-style-name="Standard">
      <style:text-properties officeooo:paragraph-rsid="0021708b"/>
    </style:style>
    <style:style style:name="P261" style:family="paragraph" style:parent-style-name="Standard">
      <style:text-properties officeooo:paragraph-rsid="0022ed82"/>
    </style:style>
    <style:style style:name="P262" style:family="paragraph" style:parent-style-name="Standard">
      <style:text-properties officeooo:paragraph-rsid="00247bcc"/>
    </style:style>
    <style:style style:name="P263" style:family="paragraph" style:parent-style-name="Standard">
      <style:text-properties officeooo:paragraph-rsid="00247f2a"/>
    </style:style>
    <style:style style:name="P264" style:family="paragraph" style:parent-style-name="Standard">
      <style:text-properties officeooo:paragraph-rsid="0024804e"/>
    </style:style>
    <style:style style:name="P265" style:family="paragraph" style:parent-style-name="Standard">
      <style:text-properties officeooo:paragraph-rsid="0025d62e"/>
    </style:style>
    <style:style style:name="P266" style:family="paragraph" style:parent-style-name="Standard">
      <style:text-properties officeooo:paragraph-rsid="00274db8"/>
    </style:style>
    <style:style style:name="P267" style:family="paragraph" style:parent-style-name="Standard">
      <style:text-properties officeooo:paragraph-rsid="002b40bc"/>
    </style:style>
    <style:style style:name="P268" style:family="paragraph" style:parent-style-name="Standard">
      <style:text-properties officeooo:paragraph-rsid="002d1d9f"/>
    </style:style>
    <style:style style:name="P26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7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8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86" style:family="paragraph" style:parent-style-name="Table_20_Contents" style:list-style-name="L36">
      <style:paragraph-properties fo:text-align="justify" style:justify-single-word="false"/>
    </style:style>
    <style:style style:name="P28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88" style:family="paragraph" style:parent-style-name="Table_20_Contents" style:list-style-name="L57"/>
    <style:style style:name="P289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107c92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10f86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121b86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officeooo:rsid="0012f629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text-underline-style="none" fo:font-weight="normal" officeooo:rsid="00148a64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none" fo:font-weight="normal" officeooo:rsid="001582a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text-underline-style="none" fo:font-weight="normal" officeooo:rsid="0016319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style:text-underline-style="none" fo:font-weight="normal" officeooo:rsid="001641a8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none" fo:font-weight="normal" officeooo:rsid="0016e0cf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none" fo:font-weight="normal" officeooo:rsid="0018899b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officeooo:rsid="001bec83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style:text-underline-style="none" fo:font-weight="normal" officeooo:rsid="001d841a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normal" officeooo:rsid="001f2fbe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style:text-underline-style="none" fo:font-weight="normal" officeooo:rsid="00201c05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style:text-underline-style="none" fo:font-weight="normal" officeooo:rsid="0022ed82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style:text-underline-style="none" fo:font-weight="normal" officeooo:rsid="002371e8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style:text-underline-style="none" fo:font-weight="normal" officeooo:rsid="00247bcc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style:text-underline-style="none" fo:font-weight="normal" officeooo:rsid="00247f2a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style:text-underline-style="none" fo:font-weight="normal" officeooo:rsid="0024804e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style:text-underline-style="none" fo:font-weight="normal" officeooo:rsid="0025d62e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style:text-underline-style="none" fo:font-weight="normal" officeooo:rsid="00274db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style:text-underline-style="none" fo:font-weight="normal" officeooo:rsid="002b40bc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style:text-underline-style="none" fo:font-weight="normal" officeooo:rsid="002d1d9f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ans" fo:font-size="12pt" fo:font-weight="normal" officeooo:rsid="00121b86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weight="normal" officeooo:rsid="002d1d9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style:text-underline-style="solid" style:text-underline-width="auto" style:text-underline-color="font-color" fo:font-weight="normal" officeooo:rsid="00121b86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style:text-underline-style="solid" style:text-underline-width="auto" style:text-underline-color="font-color" fo:font-weight="normal" officeooo:rsid="001322ac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style:text-underline-style="solid" style:text-underline-width="auto" style:text-underline-color="font-color" fo:font-weight="normal" officeooo:rsid="001a7c06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style:text-underline-style="solid" style:text-underline-width="auto" style:text-underline-color="font-color" fo:font-weight="normal" officeooo:rsid="001ad0b6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style:text-underline-style="solid" style:text-underline-width="auto" style:text-underline-color="font-color" fo:font-weight="normal" officeooo:rsid="002d1d9f" style:font-size-asian="12pt" style:font-weight-asian="normal" style:font-size-complex="12pt" style:font-weight-complex="normal"/>
    </style:style>
    <style:style style:name="T41" style:family="text">
      <style:text-properties style:font-name="Liberation Sans" style:text-underline-style="none"/>
    </style:style>
    <style:style style:name="T42" style:family="text">
      <style:text-properties style:font-name="Liberation Sans" style:text-underline-style="none" fo:background-color="#f9f9f9"/>
    </style:style>
    <style:style style:name="T43" style:family="text">
      <style:text-properties style:font-name="Liberation Sans" fo:language="en" fo:country="US"/>
    </style:style>
    <style:style style:name="T44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9" style:family="text">
      <style:text-properties fo:font-variant="normal" fo:text-transform="none" fo:color="#000000" fo:letter-spacing="normal" fo:font-style="normal" fo:font-weight="normal"/>
    </style:style>
    <style:style style:name="T50" style:family="text">
      <style:text-properties fo:font-variant="normal" fo:text-transform="none" fo:color="#000000" fo:letter-spacing="normal" fo:font-style="normal" fo:font-weight="normal" fo:background-color="#ffff00"/>
    </style:style>
    <style:style style:name="T5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54" style:family="text">
      <style:text-properties fo:font-style="italic" fo:background-color="#ffff00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background-color="#ffff00"/>
    </style:style>
    <style:style style:name="T57" style:family="text">
      <style:text-properties fo:color="#ff0000"/>
    </style:style>
    <style:style style:name="T58" style:family="text">
      <style:text-properties fo:color="#ff0000" fo:background-color="transparent"/>
    </style:style>
    <style:style style:name="T59" style:family="text">
      <style:text-properties fo:color="#00ff00"/>
    </style:style>
    <style:style style:name="T60" style:family="text">
      <style:text-properties style:use-window-font-color="true"/>
    </style:style>
    <style:style style:name="T61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62" style:family="text">
      <style:text-properties style:font-name-asian="Liberation Sans1" style:font-name-complex="Liberation Sans1"/>
    </style:style>
    <style:style style:name="T63" style:family="text">
      <style:text-properties fo:background-color="transparent"/>
    </style:style>
    <style:style style:name="T64" style:family="text">
      <style:text-properties fo:language="en" fo:country="US"/>
    </style:style>
    <style:style style:name="T65" style:family="text">
      <style:text-properties fo:language="en" fo:country="US" fo:font-style="normal" style:text-underline-style="none" style:font-style-asian="normal" style:font-style-complex="normal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none"/>
    </style:style>
    <style:style style:name="T68" style:family="text">
      <style:text-properties style:font-name="Liberation Sans2"/>
    </style:style>
    <style:style style:name="T69" style:family="text">
      <style:text-properties style:font-name="Liberation Sans1" style:font-name-asian="Liberation Sans1" style:font-name-complex="Liberation Sans1"/>
    </style:style>
    <style:style style:name="T70" style:family="text">
      <style:text-properties fo:color="#ff00ff"/>
    </style:style>
    <style:style style:name="T71" style:family="text">
      <style:text-properties fo:font-size="12pt" style:text-underline-style="none" fo:font-weight="normal" officeooo:rsid="0025d62e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274db8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1442445588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995723480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732944679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101410774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348676472" text:style-name="L5">
        <text:list-header>
          <text:p text:style-name="P269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872051848" text:style-name="L6">
        <text:list-header>
          <text:p text:style-name="P270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370625770" text:style-name="L7">
        <text:list-item>
          <text:p text:style-name="P216">консольные утилиты </text:p>
        </text:list-item>
      </text:list>
      <text:list xml:id="list665518927" text:style-name="L8">
        <text:list-item>
          <text:p text:style-name="P237"><text:span text:style-name="T45">gui (tk) –</text:span><text:span text:style-name="T45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45">irb – интерактивный руби </text:span><text:span text:style-name="T45">(REPL - read, evaluate, print, loop)</text:span></text:p>
      <text:p text:style-name="P28"/>
      <text:p text:style-name="P43"><text:span text:style-name="T45">&gt;&gt;&gt; Демонстрация, </text:span><text:span text:style-name="T45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45">Полезные </text:span><text:span text:style-name="T45">утилиты – ri</text:span></text:p>
      <text:p text:style-name="P36"/>
      <text:p text:style-name="P43"><text:span text:style-name="T45">ri – (ruby informat</text:span><text:span text:style-name="T45">i</text:span><text:span text:style-name="T45">on) – </text:span><text:span text:style-name="T45">справочная </text:span><text:span text:style-name="T45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45">&gt;&gt;&gt; Объяснить, что они видят в следующем задании. </text:span><text:span text:style-name="T45">один и тот же метод определен в разных классах.</text:span></text:p>
      <text:p text:style-name="P10">&gt;&gt;&gt; <text:span text:style-name="T49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9">Имена </text:span><text:span text:style-name="T49">переменных и констант состоят из:</text:span></text:p>
      <text:list xml:id="list861230153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49"><text:tab/></text:span><text:span text:style-name="T51">S</text:span><text:span text:style-name="T49">tring, Array</text:span><text:span text:style-name="T50">, Hash</text:span></text:p>
      <text:p text:style-name="P25"><text:tab/>Enumerable, Comparable</text:p>
      <text:p text:style-name="P2"><text:span text:style-name="T49"><text:tab/></text:span><text:span text:style-name="T51">M</text:span><text:span text:style-name="T49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226808770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47">Как именуются константы, опишите это регулярным выражением. </text:span><text:span text:style-name="T47">Ответ:</text:span><text:span text:style-name="T47"> [A-Z][A-Za-z_0-9]</text:span></text:p>
        </text:list-item>
        <text:list-item>
          <text:p text:style-name="P238"><text:span text:style-name="T47">Назовите константы, испол</text:span><text:span text:style-name="T47">ь</text:span><text:span text:style-name="T47">зу</text:span><text:span text:style-name="T47">я</text:span><text:span text:style-name="T47"> кот</text:span><text:span text:style-name="T47">о</text:span><text:span text:style-name="T47">рые можно вывести данные в пото</text:span><text:span text:style-name="T47">к</text:span><text:span text:style-name="T47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735584896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405083472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919840768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95070617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5"/>
      <text:p text:style-name="P25">При статической типизации</text:p>
      <text:list xml:id="list1205360662" text:style-name="L15">
        <text:list-item>
          <text:p text:style-name="P224">тип переменной задается сразу</text:p>
          <text:p text:style-name="P274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41">пример: a = “now this is a string” </text:p>
      <text:list xml:id="list1735971683" text:continue-numbering="true" text:style-name="L15">
        <text:list-header>
          <text:p text:style-name="P273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538280024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56">expression-that-is-</text:span><text:span text:style-name="T54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8">us</text:span><text:span text:style-name="T58">e</text:span><text:span text:style-name="T58">r</text:span>/bin/ruby</text:p>
      <text:p text:style-name="P2"/>
      <text:p text:style-name="P2">while line = gets</text:p>
      <text:p text:style-name="P2"><text:s text:c="4"/><text:span text:style-name="T56">line = </text:span><text:span text:style-name="T56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8">elseif</text:span> line &lt; 0 <text:s/><text:span text:style-name="T57"># line is a string</text:span></text:p>
      <text:p text:style-name="P2"><text:s text:c="7"/>puts line + “ is a negative number”</text:p>
      <text:p text:style-name="P2"><text:s text:c="4"/><text:span text:style-name="T57">elseif</text:span> line == “0”</text:p>
      <text:p text:style-name="P2"><text:s text:c="7"/>puts line + “ is zero”</text:p>
      <text:p text:style-name="P2"><text:s text:c="4"/><text:span text:style-name="T57">elseif</text:span> # should be else</text:p>
      <text:p text:style-name="P2"><text:s text:c="7"/>puts “#{line} is a negative number”</text:p>
      <text:p text:style-name="P2"><text:s text:c="4"/># <text:span text:style-name="T57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1078038349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952235404" text:style-name="L18">
        <text:list-item>
          <text:p text:style-name="P275">В двойных/одинарных кавычках это … ? – String</text:p>
        </text:list-item>
        <text:list-item>
          <text:p text:style-name="P275">В квадратных скобках это … ? – Array</text:p>
        </text:list-item>
        <text:list-item>
          <text:p text:style-name="P275">В фигурный скобках это ... ? -- Hash</text:p>
        </text:list-item>
        <text:list-item>
          <text:p text:style-name="P275">Как задать диапазон? – .. или ...</text:p>
        </text:list-item>
      </text:list>
      <text:list xml:id="list449540476" text:continue-list="list1078038349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886824995" text:style-name="L19">
        <text:list-item>
          <text:p text:style-name="P276">ответ: &lt; &gt; == !=</text:p>
        </text:list-item>
      </text:list>
      <text:list xml:id="list1152471525" text:continue-list="list449540476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59">NP</text:span>)</text:p>
          </table:table-cell>
          <table:table-cell table:style-name="Table3.C2" office:value-type="string">
            <text:p text:style-name="P144">False (<text:span text:style-name="T59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57">NP</text:span>)</text:p>
          </table:table-cell>
          <table:table-cell table:style-name="Table3.C2" office:value-type="string">
            <text:p text:style-name="P143">tp: <text:span text:style-name="T57">NP</text:span> = <text:span text:style-name="T59">NP</text:span></text:p>
          </table:table-cell>
          <table:table-cell table:style-name="Table3.C2" office:value-type="string">
            <text:p text:style-name="P143">fp: <text:span text:style-name="T57">NP</text:span> != <text:span text:style-name="T59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57">non-NP</text:span>)</text:p>
          </table:table-cell>
          <table:table-cell table:style-name="Table3.C2" office:value-type="string">
            <text:p text:style-name="P143">fn: <text:span text:style-name="T57">non-NP </text:span><text:span text:style-name="T60">!= </text:span><text:span text:style-name="T59">NP</text:span></text:p>
          </table:table-cell>
          <table:table-cell table:style-name="Table3.C2" office:value-type="string">
            <text:p text:style-name="P143"><text:span text:style-name="T60">tn: </text:span><text:span text:style-name="T57">non-NP</text:span> = <text:span text:style-name="T59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1407244518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345718519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352101275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1843545016" text:style-name="L23">
        <text:list-item>
          <text:p text:style-name="P23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3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55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62">Вопрос: </text:span><text:span text:style-name="T62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62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93630912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644121396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447688023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1798480765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5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63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978043711" text:style-name="L28">
        <text:list-item>
          <text:p text:style-name="P195">метод Kernel#load</text:p>
        </text:list-item>
        <text:list-item>
          <text:p text:style-name="P195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55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56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720635086" text:style-name="L29">
        <text:list-item>
          <text:p text:style-name="P278">lesson.10.tar.bz2</text:p>
        </text:list-item>
      </text:list>
      <text:p text:style-name="P147"/>
      <text:p text:style-name="P150">Вопросы</text:p>
      <text:p text:style-name="P150"/>
      <text:list xml:id="list1195491946" text:style-name="L30">
        <text:list-item>
          <text:p text:style-name="P281">Сколько времени ушло на ДЗ на этой неделе?</text:p>
        </text:list-item>
        <text:list-item>
          <text:p text:style-name="P281">Просмотрели ли презентацию до конца и есть ли вопросы? Что стоит рассмотреть сейчас?</text:p>
        </text:list-item>
        <text:list-item>
          <text:p text:style-name="P281">Что общего в методах, имена которых оканчиваются на знак вопроса?</text:p>
        </text:list-item>
        <text:list-item>
          <text:p text:style-name="P281">О чем говорит знак ! в имени метода?</text:p>
        </text:list-item>
        <text:list-item>
          <text:p text:style-name="P281">Все ли методы, оканчивающиеся на ! изменяют объект, к которому применяются?</text:p>
        </text:list-item>
        <text:list-item>
          <text:p text:style-name="P281">Назовите какие-нибудь методы объектов класса Array? И что они делают?</text:p>
        </text:list-item>
        <text:list-item>
          <text:p text:style-name="P281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877228817" text:style-name="L31">
        <text:list-item>
          <text:p text:style-name="P282">lengths.with_cp1252 - <text:s/>длины вычислены неправильно</text:p>
        </text:list-item>
        <text:list-item>
          <text:p text:style-name="P28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2135739253" text:style-name="L32">
        <text:list-item>
          <text:p text:style-name="P284">Как определить каждое 10е предложение в тексте?</text:p>
        </text:list-item>
        <text:list-item>
          <text:p text:style-name="P284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1016390357" text:style-name="L33">
        <text:list-item>
          <text:p text:style-name="P279">глобальная переменная @nth</text:p>
        </text:list-item>
        <text:list-item>
          <text:p text:style-name="P279">внешняя библиотека optparse</text:p>
        </text:list-item>
        <text:list-item>
          <text:p text:style-name="P279">опция --help</text:p>
        </text:list-item>
        <text:list-item>
          <text:p text:style-name="P279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1582832075" text:style-name="L34">
        <text:list-item>
          <text:p text:style-name="P277">map <text:s text:c="5"/><text:span text:style-name="T65">map!</text:span></text:p>
        </text:list-item>
        <text:list-item>
          <text:p text:style-name="P277">collect <text:s text:c="2"/><text:span text:style-name="T65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55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63">Домашнее</text:span><text:span text:style-name="T56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74534944" text:continue-list="list720635086" text:style-name="L29">
        <text:list-item>
          <text:p text:style-name="P278">lesson.11.tar.bz2</text:p>
        </text:list-item>
      </text:list>
      <text:p text:style-name="P147"/>
      <text:p text:style-name="P150">Вопросы</text:p>
      <text:p text:style-name="P150"/>
      <text:list xml:id="list62324959" text:style-name="L35">
        <text:list-item>
          <text:p text:style-name="P283">Сколько времени ушло на ДЗ на этой неделе?</text:p>
        </text:list-item>
        <text:list-item>
          <text:p text:style-name="P283">Для чего предназначен Array#map?</text:p>
        </text:list-item>
        <text:list-item>
          <text:p text:style-name="P283">Есть ли парный опасный метод Array#map! ?</text:p>
        </text:list-item>
        <text:list-item>
          <text:p text:style-name="P283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63">Даны среднемесячные температуры в г. Надыме. Как</text:span> <text:span text:style-name="T63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63"><text:s/>temperatures</text:span><text:span text:style-name="T63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63"><text:s/></text:span><text:span text:style-name="T63">temp</text:span><text:span text:style-name="T63">eratures</text:span><text:span text:style-name="T63">.select {|temp| temp &gt; 0} </text:span></text:p>
      <text:p text:style-name="P161"><text:s/>#=&gt; [1.2, 10.6, 16.0, 12.1, 4.9]</text:p>
      <text:p text:style-name="P162"><text:span text:style-name="T63">то есть, </text:span><text:span text:style-name="T2">массив</text:span><text:span text:style-name="T63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818185699" text:continue-list="list174534944" text:style-name="L29">
        <text:list-item>
          <text:p text:style-name="P278">lesson.12.tar.bz2</text:p>
        </text:list-item>
      </text:list>
      <text:p text:style-name="P147"/>
      <text:p text:style-name="P151">Вопросы</text:p>
      <text:list xml:id="list1337725408" text:style-name="L36">
        <text:list-header>
          <text:p text:style-name="P285"/>
        </text:list-header>
        <text:list-item>
          <text:p text:style-name="P28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0">Метод sort оперирует двумя аргументами (они в |a,b|). Что это за аргументы?</text:p>
        </text:list-item>
        <text:list-item>
          <text:p text:style-name="P28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0">Как Array#sort отсортирует массив массивов?</text:p>
        </text:list-item>
        <text:list-item>
          <text:p text:style-name="P280">Чем отличается Array#sort_by от Array#sort ?</text:p>
        </text:list-item>
        <text:list-item>
          <text:p text:style-name="P280">Чем отличаются методы Array#all? и Array#any?</text:p>
        </text:list-item>
        <text:list-item>
          <text:p text:style-name="P287"><text:span text:style-name="T43">Какими способами можно установить, что некоторый элемент присутс</text:span><text:span text:style-name="T43">т</text:span><text:span text:style-name="T43">вует в массиве? – <text:s/>(include?/member? → boolean, Array#index/</text:span><text:span text:style-name="T43">#rindex</text:span><text:span text:style-name="T43"> → position, find → сам элемент)</text:span></text:p>
        </text:list-item>
        <text:list-item>
          <text:p text:style-name="P287"><text:span text:style-name="T43">Какие из этих методом принимают блок и зачем? </text:span><text:span text:style-name="T43">- index/rindex/find. чтобы задавать более сложное условие, а не буквальное равенство.</text:span></text:p>
        </text:list-item>
        <text:list-item>
          <text:p text:style-name="P287"><text:span text:style-name="T43">Правда ли, что метод index есть только у массивов? - нет, он есть и у String (см. </text:span><text:span text:style-name="T43">ri index</text:span><text:span text:style-name="T43">)</text:span></text:p>
        </text:list-item>
        <text:list-item>
          <text:p text:style-name="P280">Почему Array#index/rindex/find можно использовать в условиях? - они возвращают nil, если ничего не найдено</text:p>
        </text:list-item>
        <text:list-item>
          <text:p text:style-name="P287"><text:span text:style-name="T43">Чем отличается Array#find от Array#select</text:span><text:span text:style-name="T43">?</text:span></text:p>
        </text:list-item>
        <text:list-item>
          <text:p text:style-name="P28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280058855" text:style-name="L37">
        <text:list-item>
          <text:p text:style-name="P196">возможность абстрагироваться от деталей реализации</text:p>
        </text:list-item>
        <text:list-item>
          <text:p text:style-name="P196">более читабельный и более легко управляемый код</text:p>
        </text:list-item>
        <text:list-item>
          <text:p text:style-name="P196">возможность повторного использования (code reuse)</text:p>
          <text:p text:style-name="P196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405609308" text:style-name="L38">
        <text:list-item>
          <text:p text:style-name="P239"><text:span text:style-name="T41">по </text:span><text:span text:style-name="T41">значению (по </text:span><text:span text:style-name="T41">копии</text:span><text:span text:style-name="T41">)</text:span></text:p>
        </text:list-item>
        <text:list-item>
          <text:p text:style-name="P239"><text:span text:style-name="T41">по </text:span><text:span text:style-name="T41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1975902914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2113947587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1605076658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91766680" text:continue-list="list2113947587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536662742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1459800091" text:continue-list="list91766680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1344205990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350092357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604391938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374741583" text:style-name="L46">
        <text:list-item>
          <text:p text:style-name="P204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713547312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507605219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299635566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1573030886" text:style-name="L50">
        <text:list-item>
          <text:p text:style-name="P208">метод изменяет сам объект</text:p>
        </text:list-item>
        <text:list-item>
          <text:p text:style-name="P208">метод выполняет какое-то действие, результат которого не важен</text:p>
          <text:p text:style-name="P208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55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2110552141" text:continue-list="list1975902914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4"/>
      <text:list xml:id="list1887508316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61">как использовать модуль? </text:span><text:span text:style-name="T61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55">неупорядоченная </text:span><text:span text:style-name="T55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66">Д</text:span><text:span text:style-name="T66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618012564" text:style-name="L52">
        <text:list-item>
          <text:p text:style-name="P209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750306992" text:style-name="L53">
        <text:list-item>
          <text:p text:style-name="P210">lesson.17.tar.bz2</text:p>
        </text:list-item>
      </text:list>
      <text:list xml:id="list568658250" text:continue-list="list1618012564" text:style-name="L52">
        <text:list-header>
          <text:p text:style-name="P271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52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55">нисходящем</text:span> порядке по <text:span text:style-name="T55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56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56">|</text:span><text:span text:style-name="T56">key</text:span><text:span text:style-name="T56">, </text:span><text:span text:style-name="T56">val</text:span><text:span text:style-name="T56">|</text:span></text:p>
      <text:p text:style-name="P50"><text:tab/><text:span text:style-name="T56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56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64">хорошее решение, использующее хэш вместо массива. итерирование по </text:span><text:soft-page-break/><text:span text:style-name="T64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556228163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1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13876326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B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2" office:value-type="string">
            <text:p text:style-name="P50">n % 100 / 10</text:p>
          </table:table-cell>
          <table:table-cell table:style-name="Таблица8.B2" office:value-type="string">
            <text:p text:style-name="P50">n % 10^2 / 10^1</text:p>
          </table:table-cell>
          <table:table-cell table:style-name="Таблица8.D2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2" office:value-type="string">
            <text:p text:style-name="P143">n <text:span text:style-name="T67">% 100</text:span><text:span text:style-name="T67">0</text:span><text:span text:style-name="T67"> / 10</text:span><text:span text:style-name="T67">0</text:span></text:p>
          </table:table-cell>
          <table:table-cell table:style-name="Таблица8.B2" office:value-type="string">
            <text:p text:style-name="P124">n % 10^3 / 10^2</text:p>
          </table:table-cell>
          <table:table-cell table:style-name="Таблица8.D2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2" office:value-type="string">
            <text:p text:style-name="P124">n % 10000 / 1000</text:p>
          </table:table-cell>
          <table:table-cell table:style-name="Таблица8.B2" office:value-type="string">
            <text:p text:style-name="P124">n % 10^4 / 10^3</text:p>
          </table:table-cell>
          <table:table-cell table:style-name="Таблица8.D2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784301956" text:style-name="L55">
        <text:list-item>
          <text:p text:style-name="P21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67086867" text:style-name="L56">
        <text:list-item>
          <text:p text:style-name="P21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41">Шаг 2. </text:span><text:span text:style-name="T41">Работает ли сортировка для тесткейса #2?</text:span><text:span text:style-name="T41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6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224024094" text:continue-list="list113876326" text:style-name="L54">
        <text:list-item>
          <text:p text:style-name="P272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68">ß</text:span> --&gt; SS но не всякое SS -&gt; <text:span text:style-name="T68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63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220734782" text:continue-numbering="true" text:style-name="L54">
        <text:list-item>
          <text:p text:style-name="P211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1976574666" text:style-name="L57">
              <text:list-item>
                <text:p text:style-name="P288">Do you just want stdout or do you need stderr as well? or even separated out? </text:p>
              </text:list-item>
              <text:list-item>
                <text:p text:style-name="P288">How big is your output? Do you want to hold the entire result in memory? </text:p>
              </text:list-item>
              <text:list-item>
                <text:p text:style-name="P288">Do you want to read some of your output while the subprocess is still running? </text:p>
              </text:list-item>
              <text:list-item>
                <text:p text:style-name="P288">Do you need result codes? </text:p>
              </text:list-item>
              <text:list-item>
                <text:p text:style-name="P289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><text:soft-page-break/></text:p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><text:soft-page-break/></text:p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63"><text:tab/>IO</text:span>.<text:span text:style-name="T63">popen</text:span>("date") { <text:span text:style-name="T63">|</text:span><text:span text:style-name="T63">io</text:span><text:span text:style-name="T63">|</text:span> <text:span text:style-name="T63">puts</text:span> <text:span text:style-name="T63">io</text:span>.<text:span text:style-name="T63">gets</text:span> }</text:p>
      <text:p text:style-name="P16"><text:soft-page-break/></text:p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3"><text:tab/></text:span><text:span text:style-name="T63">io = </text:span><text:span text:style-name="T63">IO</text:span>.<text:span text:style-name="T63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<text:soft-page-break/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407957552" text:style-name="L58">
        <text:list-item>
          <text:p text:style-name="P214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4">какие способы позволяют забрать выход выполненной программы? - `cmd`, <text:s/>%x{cmd}, IO.popen</text:p>
        </text:list-item>
        <text:list-item>
          <text:p text:style-name="P214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4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4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4">Годиться ли IO.popen для запуска только лишь одиночных команд? – нет, и для пайпов тоже</text:p>
        </text:list-item>
        <text:list-item>
          <text:p text:style-name="P214">Как передать данные на вход команде/пайпу, открытому при помощи IO.popen – IO#puts</text:p>
        </text:list-item>
        <text:list-item>
          <text:p text:style-name="P24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4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4"><text:s/>Как бороться с буферизацией? – stdbuf, --flush</text:p>
        </text:list-item>
        <text:list-item>
          <text:p text:style-name="P214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4">Какие режимы открывания файла/пайпа есть - r, w, a и r+, w+, a+</text:p>
        </text:list-item>
        <text:list-item>
          <text:p text:style-name="P214">чем отличается w от a?</text:p>
        </text:list-item>
        <text:list-item>
          <text:p text:style-name="P214">Как нужно открыть пайп, чтобы иметь возможность как писать в него, так и читать? – r+ или w+</text:p>
        </text:list-item>
        <text:list-item>
          <text:p text:style-name="P214">В чем отличие r+ от w+ – при открытии файла, r+ ругнется, если файла нет. w+ просто его создаст</text:p>
        </text:list-item>
        <text:list-item>
          <text:p text:style-name="P214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170305409" text:style-name="L59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<text:soft-page-break/>реализовать restore_spaces (slide 178). показать, как его тестировать на исходном train.vert с эталонными тегами.</text:p>
          <text:p text:style-name="P215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62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62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69"><text:tab/>IO.popen([</text:span><text:span text:style-name="T70">env</text:span>,] cmd, mode="r" [, opt])</text:p>
      <text:p text:style-name="P2"/>
      <text:p text:style-name="P16"><text:span text:style-name="T62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32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8">Регулярные выражения (разбор скриптов)<text:line-break/>String#scan<text:line-break/>MatchData</text:p>
          </table:table-cell>
          <table:table-cell table:style-name="Table25.A1" office:value-type="string">
            <text:p text:style-name="P149">Занятие 25</text:p>
            <text:p text:style-name="P14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9">Похоже, документация врет: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29">Using =~ operator with a String and Regexp the $~ global variable is set after </text:span></text:span></text:p>
      <text:p text:style-name="Standard"><text:span text:style-name="Source_20_Text"><text:span text:style-name="T29">a successful match.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35">#чтотонетак!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35">Задания</text:span></text:span></text:p>
      <text:p text:style-name="Standard"><text:span text:style-name="Source_20_Text"><text:span text:style-name="T35"/></text:span></text:p>
      <text:p text:style-name="Standard"><text:span text:style-name="Source_20_Text"><text:span text:style-name="T5">!!! </text:span></text:span><text:span text:style-name="Source_20_Text"><text:span text:style-name="T5">Вопрос 1. что содержится в Regexp.last_match в скрипте test_match_data_3</text:span></text:span></text:p>
      <text:p text:style-name="Standard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30">(</text:span></text:span><text:span text:style-name="Source_20_Text"><text:span text:style-name="T5"> str.match(/[[:punct:]]/) &amp;&amp; </text:span></text:span><text:span text:style-name="Source_20_Text"><text:span text:style-name="T29">(</text:span></text:span><text:span text:style-name="Source_20_Text"><text:span text:style-name="T5"> md2 = str.match(/[[:upper:]]/) </text:span></text:span><text:span text:style-name="Source_20_Text"><text:span text:style-name="T29">)</text:span></text:span><text:span text:style-name="Source_20_Text"><text:span text:style-name="T5"> </text:span></text:span><text:span text:style-name="Source_20_Text"><text:span text:style-name="T30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248"><text:span text:style-name="Source_20_Text"><text:span text:style-name="T6">str = “X_NN provides_VBZ a_AT flexible_JJ and_CC powerful_JJ Y_NN for_IN Z_NN”</text:span></text:span></text:p>
      <text:p text:style-name="P248"><text:span text:style-name="Source_20_Text"><text:span text:style-name="T6"/></text:span></text:p>
      <text:p text:style-name="P248"><text:span text:style-name="Source_20_Text"><text:span text:style-name="T6">md = str.match(/\w+_JJ[RT]? \w+_CC \w+_JJ[RT]?/)</text:span></text:span></text:p>
      <text:p text:style-name="P248"><text:soft-page-break/><text:span text:style-name="Source_20_Text"><text:span text:style-name="T6"/></text:span></text:p>
      <text:p text:style-name="P248"><text:span text:style-name="Source_20_Text"><text:span text:style-name="T6">&gt; md.pre_match</text:span></text:span></text:p>
      <text:p text:style-name="P248"><text:span text:style-name="Source_20_Text"><text:span text:style-name="T6">=&gt; "X_NN provides_VBZ a_AT "</text:span></text:span></text:p>
      <text:p text:style-name="P248"><text:span text:style-name="Source_20_Text"><text:span text:style-name="T6"/></text:span></text:p>
      <text:p text:style-name="P248"><text:span text:style-name="Source_20_Text"><text:span text:style-name="T6">&gt; md.post_match</text:span></text:span></text:p>
      <text:p text:style-name="P248"><text:span text:style-name="Source_20_Text"><text:span text:style-name="T6">=&gt; " Y_NN for_IN Z_NN"</text:span></text:span></text:p>
      <text:p text:style-name="P248"><text:span text:style-name="Source_20_Text"><text:span text:style-name="T6"/></text:span></text:p>
      <text:p text:style-name="P257"><text:span text:style-name="Source_20_Text"><text:span text:style-name="T16">&gt; md[0]</text:span></text:span></text:p>
      <text:p text:style-name="P257"><text:span text:style-name="Source_20_Text"><text:span text:style-name="T16">=&gt; "flexible_JJ and_CC powerful_JJ"</text:span></text:span></text:p>
      <text:p text:style-name="P257"><text:span text:style-name="Source_20_Text"><text:span text:style-name="T16"/></text:span></text:p>
      <text:p text:style-name="P248"><text:span text:style-name="Source_20_Text"><text:span text:style-name="T6">синонимы:</text:span></text:span></text:p>
      <text:p text:style-name="P248"><text:span text:style-name="Source_20_Text"><text:span text:style-name="T6">$` то же, что и MatchData#pre_match</text:span></text:span></text:p>
      <text:p text:style-name="P248"><text:span text:style-name="Source_20_Text"><text:span text:style-name="T6">$' то же, что и MatchData#post_match</text:span></text:span></text:p>
      <text:p text:style-name="P257"><text:span text:style-name="Source_20_Text"><text:span text:style-name="T16">$&amp; то же, что и MatchData#[0]</text:span></text:span></text:p>
      <text:p text:style-name="P257"><text:span text:style-name="Source_20_Text"><text:span text:style-name="T16"/></text:span></text:p>
      <text:p text:style-name="P249"><text:span text:style-name="Source_20_Text"><text:span text:style-name="T7">см. test_finding_all_submatches_with_pos_match</text:span></text:span></text:p>
      <text:p text:style-name="P249"><text:span text:style-name="Source_20_Text"><text:span text:style-name="T7"/></text:span></text:p>
      <text:p text:style-name="P256"><text:span text:style-name="Source_20_Text"><text:span text:style-name="T39">Accessing b</text:span></text:span><text:span text:style-name="Source_20_Text"><text:span text:style-name="T38">ackreferences</text:span></text:span></text:p>
      <text:p text:style-name="P250"><text:span text:style-name="Source_20_Text"><text:span text:style-name="T36"/></text:span></text:p>
      <text:p text:style-name="P251"><text:span text:style-name="Source_20_Text"><text:span text:style-name="T9">Как достать то, что было заметчено скобками</text:span></text:span></text:p>
      <text:p text:style-name="P251"><text:span text:style-name="Source_20_Text"><text:span text:style-name="T9"/></text:span></text:p>
      <text:p text:style-name="P252"><text:span text:style-name="Source_20_Text"><text:span text:style-name="T10"><text:tab/>MatchData#captures =&gt; array</text:span></text:span></text:p>
      <text:p text:style-name="P252"><text:span text:style-name="Source_20_Text"><text:span text:style-name="T10"><text:tab/></text:span></text:span><text:span text:style-name="Source_20_Text"><text:span text:style-name="T17">MatchData#to_a =&gt; array</text:span></text:span></text:p>
      <text:p text:style-name="P252"><text:span text:style-name="Source_20_Text"><text:span text:style-name="T17"><text:tab/>MatchData#[]</text:span></text:span></text:p>
      <text:p text:style-name="P252"><text:span text:style-name="Source_20_Text"><text:span text:style-name="T10"/></text:span></text:p>
      <text:p text:style-name="P250"><text:span text:style-name="Source_20_Text"><text:span text:style-name="T6">str = “X_NN provides_VBZ a_AT flexible_JJ and_CC powerful_JJ Y_NN for_IN Z_NN”</text:span></text:span></text:p>
      <text:p text:style-name="P250"><text:span text:style-name="Source_20_Text"><text:span text:style-name="T6"/></text:span></text:p>
      <text:p text:style-name="P250"><text:span text:style-name="Source_20_Text"><text:span text:style-name="T8">md = str.match(/((\w+)_JJ[RT]?) (\w+)_CC ((\w+)_JJ[RT]?)/</text:span></text:span></text:p>
      <text:p text:style-name="P259"><text:span text:style-name="Source_20_Text"><text:span text:style-name="T18">&gt;&gt;&gt; Как считать скобки</text:span></text:span></text:p>
      <text:p text:style-name="P259"><text:span text:style-name="Source_20_Text"><text:span text:style-name="T18"/></text:span></text:p>
      <text:p text:style-name="P261"><text:span text:style-name="Source_20_Text"><text:span text:style-name="T20">см. match_data/test_captures</text:span></text:span></text:p>
      <text:p text:style-name="P261"><text:span text:style-name="Source_20_Text"><text:span text:style-name="T20"/></text:span></text:p>
      <text:p text:style-name="P258"><text:span text:style-name="Source_20_Text"><text:span text:style-name="T15">то же, что и to_a,</text:span></text:span></text:p>
      <text:p text:style-name="P258"><text:span text:style-name="Source_20_Text"><text:span text:style-name="T15">md[0] </text:span></text:span><text:span text:style-name="Source_20_Text"><text:span text:style-name="T17">- вся заметченая строка</text:span></text:span></text:p>
      <text:p text:style-name="P258"><text:span text:style-name="Source_20_Text"><text:span text:style-name="T15">md[1] </text:span></text:span><text:span text:style-name="Source_20_Text"><text:span text:style-name="T17">- первая скобка</text:span></text:span></text:p>
      <text:p text:style-name="P258"><text:span text:style-name="Source_20_Text"><text:span text:style-name="T15">md[2]</text:span></text:span></text:p>
      <text:p text:style-name="P258"><text:span text:style-name="Source_20_Text"><text:span text:style-name="T15"/></text:span></text:p>
      <text:p text:style-name="P260"><text:span text:style-name="Source_20_Text"><text:span text:style-name="T11">MatchData#to_a </text:span></text:span><text:span text:style-name="Source_20_Text"><text:span text:style-name="T14">– также хранит весь метч, под индексом 0</text:span></text:span></text:p>
      <text:p text:style-name="P260"><text:span text:style-name="Source_20_Text"><text:span text:style-name="T11"/></text:span></text:p>
      <text:p text:style-name="P260"><text:span text:style-name="Source_20_Text"><text:span text:style-name="T11">parenthesis #0: flexible_JJ and_CC powerful_JJ</text:span></text:span></text:p>
      <text:p text:style-name="P260"><text:span text:style-name="Source_20_Text"><text:span text:style-name="T11">parenthesis #1: flexible_JJ</text:span></text:span></text:p>
      <text:p text:style-name="P260"><text:span text:style-name="Source_20_Text"><text:span text:style-name="T11">parenthesis #2: flexible</text:span></text:span></text:p>
      <text:p text:style-name="P260"><text:span text:style-name="Source_20_Text"><text:span text:style-name="T11">parenthesis #3: and</text:span></text:span></text:p>
      <text:p text:style-name="P260"><text:span text:style-name="Source_20_Text"><text:span text:style-name="T11">parenthesis #4: powerful_JJ</text:span></text:span></text:p>
      <text:p text:style-name="P260"><text:span text:style-name="Source_20_Text"><text:span text:style-name="T11">parenthesis #5: powerful</text:span></text:span></text:p>
      <text:p text:style-name="P260"><text:span text:style-name="Source_20_Text"><text:span text:style-name="T11"/></text:span></text:p>
      <text:p text:style-name="P254"><text:span text:style-name="Source_20_Text"><text:span text:style-name="T11">MatchData#</text:span></text:span><text:span text:style-name="Source_20_Text"><text:span text:style-name="T12">captures </text:span></text:span><text:span text:style-name="Source_20_Text"><text:span text:style-name="T19">– только то, что попало в скобки, индексы смещены на 1</text:span></text:span></text:p>
      <text:p text:style-name="P254"><text:span text:style-name="Source_20_Text"><text:span text:style-name="T11"/></text:span></text:p>
      <text:p text:style-name="P253"><text:span text:style-name="Source_20_Text"><text:span text:style-name="T11">parenthesis #0: flexible_JJ</text:span></text:span></text:p>
      <text:p text:style-name="P253"><text:span text:style-name="Source_20_Text"><text:span text:style-name="T11">parenthesis #1: flexible</text:span></text:span></text:p>
      <text:p text:style-name="P253"><text:span text:style-name="Source_20_Text"><text:span text:style-name="T11">parenthesis #2: and</text:span></text:span></text:p>
      <text:p text:style-name="P253"><text:span text:style-name="Source_20_Text"><text:span text:style-name="T11">parenthesis #3: powerful_JJ</text:span></text:span></text:p>
      <text:p text:style-name="P253"><text:soft-page-break/><text:span text:style-name="Source_20_Text"><text:span text:style-name="T11">parenthesis #4: powerful</text:span></text:span></text:p>
      <text:p text:style-name="P253"><text:span text:style-name="Source_20_Text"><text:span text:style-name="T11"/></text:span></text:p>
      <text:p text:style-name="P264"><text:span text:style-name="Source_20_Text"><text:span text:style-name="T24">Глобальные переменные $1, $2 и тд также позволяют получить подстроки, заметченные отдельными скобками</text:span></text:span></text:p>
      <text:p text:style-name="P264"><text:span text:style-name="Source_20_Text"><text:span text:style-name="T24"/></text:span></text:p>
      <text:p text:style-name="P264"><text:span text:style-name="Source_20_Text"><text:span text:style-name="T24">!!! Вопрос: что содержит глобальная переменная $0</text:span></text:span></text:p>
      <text:p text:style-name="P264"><text:span text:style-name="Source_20_Text"><text:span text:style-name="T24">Ответ: имя скрипта, $0 не имеет отношения к MatchData</text:span></text:span></text:p>
      <text:p text:style-name="P264"><text:span text:style-name="Source_20_Text"><text:span text:style-name="T24"/></text:span></text:p>
      <text:p text:style-name="P262"><text:span text:style-name="Source_20_Text"><text:span text:style-name="T22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P262"><text:span text:style-name="Source_20_Text"><text:span text:style-name="T22"/></text:span></text:p>
      <text:p text:style-name="P253"><text:span text:style-name="Source_20_Text"><text:span text:style-name="T21">см. match_data/test_offsets</text:span></text:span><text:span text:style-name="Source_20_Text"><text:span text:style-name="T11"><text:line-break/></text:span></text:span></text:p>
      <text:p text:style-name="P263"><text:span text:style-name="Source_20_Text"><text:span text:style-name="T23">parenthesis #1: 'flexible_JJ', starts at 23, ends at 34, offset [23, 34]</text:span></text:span></text:p>
      <text:p text:style-name="P263"><text:span text:style-name="Source_20_Text"><text:span text:style-name="T23"/></text:span></text:p>
      <text:p text:style-name="P263"><text:span text:style-name="Source_20_Text"><text:span text:style-name="T23">md.begin(1) =&gt; 23</text:span></text:span></text:p>
      <text:p text:style-name="P263"><text:span text:style-name="Source_20_Text"><text:span text:style-name="T23">md.end(1) =&gt; 34</text:span></text:span></text:p>
      <text:p text:style-name="P263"><text:span text:style-name="Source_20_Text"><text:span text:style-name="T23">md.offset(1) =&gt; [23, 34]</text:span></text:span></text:p>
      <text:p text:style-name="P263"><text:span text:style-name="Source_20_Text"><text:span text:style-name="T23"/></text:span></text:p>
      <text:p text:style-name="P263"><text:span text:style-name="Source_20_Text"><text:span text:style-name="T23">!!! </text:span></text:span><text:span text:style-name="Source_20_Text"><text:span text:style-name="T25">Вопрос: укажите оффсеты всей заметченной подстроки (на основании скрипта test_offsets)</text:span></text:span></text:p>
      <text:p text:style-name="P265"><text:span text:style-name="Source_20_Text"><text:span text:style-name="T25">Ответ: </text:span></text:span><text:span text:style-name="Source_20_Text"><text:span text:style-name="T26">[23, 53]</text:span></text:span></text:p>
      <text:p text:style-name="P265"><text:span text:style-name="Source_20_Text"><text:span text:style-name="T26">замени</text:span></text:span><text:span text:style-name="Source_20_Text"><text:span text:style-name="T26">в н</text:span></text:span><text:span text:style-name="Source_20_Text"><text:span text:style-name="T26">а </text:span></text:span><text:span text:style-name="Source_20_Text"><text:span text:style-name="T25">0.upto(md.length-1)</text:span></text:span></text:p>
      <text:p text:style-name="P265"><text:span text:style-name="Source_20_Text"><text:span text:style-name="T25"/></text:span></text:p>
      <text:p text:style-name="P266"><text:span text:style-name="Source_20_Text"><text:span text:style-name="T26">parenthesis #0: 'flexible_JJ and_CC powerful_JJ', starts at 23, ends at 53, offset [23, 53]</text:span></text:span></text:p>
      <text:p text:style-name="P266"><text:span text:style-name="Source_20_Text"><text:span text:style-name="T26"/></text:span></text:p>
      <text:p text:style-name="P267"><text:span text:style-name="Source_20_Text"><text:span text:style-name="T27">То есть, если n=0, то методы begin/end/offset сообщают офсеты всей заметченной подстроки.</text:span></text:span></text:p>
      <text:p text:style-name="P267"><text:span text:style-name="Source_20_Text"><text:span text:style-name="T27"/></text:span></text:p>
      <text:p text:style-name="P268"><text:span text:style-name="Source_20_Text"><text:span text:style-name="T5">&amp;&amp;&amp;&amp;</text:span></text:span></text:p>
      <text:p text:style-name="P268"><text:span text:style-name="Source_20_Text"><text:span text:style-name="T27"/></text:span></text:p>
      <text:p text:style-name="P268"><text:span text:style-name="Source_20_Text"><text:span text:style-name="T40">Named groups/parenthesis</text:span></text:span></text:p>
      <text:p text:style-name="P268"><text:span text:style-name="Source_20_Text"><text:span text:style-name="T40"/></text:span></text:p>
      <text:p text:style-name="P268"><text:span text:style-name="Source_20_Text"><text:span text:style-name="T28">TODO: это касается скорей синтаксиса РВ, чем MatchData</text:span></text:span></text:p>
      <text:p text:style-name="P268"><text:span text:style-name="Source_20_Text"><text:span text:style-name="T40"/></text:span></text:p>
      <text:p text:style-name="P268"><text:span text:style-name="Source_20_Text"><text:span text:style-name="T40">Non-capturing parenthesis</text:span></text:span></text:p>
      <text:p text:style-name="P268"><text:span text:style-name="Source_20_Text"><text:span text:style-name="T40"/></text:span></text:p>
      <text:p text:style-name="P268"><text:span text:style-name="Source_20_Text"><text:span text:style-name="T28">TODO: это касается скорей синтаксиса РВ, чем MatchData</text:span></text:span></text:p>
      <text:p text:style-name="P268"><text:span text:style-name="Source_20_Text"><text:span text:style-name="T40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оказать методы объекта класса MatchData#, приводя синонимичные им глобальные переменны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ожно ли утверждать, что эти глобальные переменные есть шорткаты к последнему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31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<text:s text:c="2"/>$~ holds a MatchData object. Regexp.last_match is </text:span></text:span></text:p>
      <text:p text:style-name="Standard"><text:span text:style-name="Source_20_Text"><text:span text:style-name="T5">equivalent to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== Special global variables </text:span></text:span><text:span text:style-name="Source_20_Text"><text:span text:style-name="T29">===&gt; есть сининомичные названи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31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29">подготовить демо-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44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522384583" text:style-name="L60">
        <text:list-item>
          <text:p text:style-name="P240"><text:span text:style-name="T41">select!/keep_if – изменяют и</text:span>сх<text:span text:style-name="T41">одный объ</text:span>ек<text:span text:style-name="T41">т</text:span></text:p>
        </text:list-item>
        <text:list-item>
          <text:p text:style-name="P240"><text:span text:style-name="T41">select в</text:span>о<text:span text:style-name="T41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428624329" text:style-name="L61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2020192705" text:style-name="L62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48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48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46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53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46">!!! задание: попробовать в irb. Измениться ли значение переменной a ?</text:span></text:span></text:p>
      <text:p text:style-name="P97"><text:span text:style-name="Source_20_Text"><text:span text:style-name="T46"/></text:span></text:p>
      <text:p text:style-name="P138"><text:span text:style-name="Source_20_Text"><text:span text:style-name="T46">a ||= 2</text:span></text:span></text:p>
      <text:p text:style-name="P129"><text:span text:style-name="Source_20_Text"><text:span text:style-name="T42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2-21T08:33:45</dc:date>
    <meta:editing-duration>PT312H59M16S</meta:editing-duration>
    <meta:editing-cycles>1333</meta:editing-cycles>
    <meta:document-statistic meta:table-count="43" meta:image-count="0" meta:object-count="0" meta:page-count="106" meta:paragraph-count="2926" meta:word-count="16571" meta:character-count="112238"/>
  </office:meta>
</office:document-meta>
</file>